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pitch="variable"/>
    <style:font-face style:name="FreeSans1" svg:font-family="FreeSans" style:font-adornments="Fett" style:font-pitch="variable"/>
    <style:font-face style:name="FreeSans2" svg:font-family="FreeSans" style:font-adornments="Standard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3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0.467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FreeSans2" fo:font-size="12pt" style:font-size-asian="18pt" style:font-weight-asian="normal" style:font-size-complex="18pt"/>
    </style:style>
    <style:style style:name="T1" style:family="text">
      <style:text-properties style:font-name="FreeSans2" fo:font-size="12pt" style:font-size-asian="18pt" style:font-weight-asian="normal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.3cm" svg:y1="0.4cm" svg:x2="0.3cm" svg:y2="4.2cm">
          <text:p/>
        </draw:line>
        <draw:frame draw:style-name="gr2" draw:text-style-name="P2" draw:layer="layout" svg:width="1.6cm" svg:height="0.717cm" svg:x="0.4cm" svg:y="2.2cm">
          <draw:text-box>
            <text:p><text:span text:style-name="T1">I 2.4</text:span></text:p>
          </draw:text-box>
        </draw:frame>
        <draw:line draw:style-name="gr1" draw:text-style-name="P1" draw:layer="layout" svg:x1="4.2cm" svg:y1="1.2cm" svg:x2="4.2cm" svg:y2="1.8cm">
          <text:p/>
        </draw:line>
        <draw:line draw:style-name="gr1" draw:text-style-name="P1" draw:layer="layout" svg:x1="0.3cm" svg:y1="1.5cm" svg:x2="1cm" svg:y2="1.5cm">
          <text:p/>
        </draw:line>
        <draw:line draw:style-name="gr1" draw:text-style-name="P1" draw:layer="layout" svg:x1="3.5cm" svg:y1="1.5cm" svg:x2="4.2cm" svg:y2="1.5cm">
          <text:p/>
        </draw:line>
        <draw:line draw:style-name="gr1" draw:text-style-name="P1" draw:layer="layout" svg:x1="0.3cm" svg:y1="3.2cm" svg:x2="1cm" svg:y2="3.2cm">
          <text:p/>
        </draw:line>
        <draw:line draw:style-name="gr1" draw:text-style-name="P1" draw:layer="layout" svg:x1="1cm" svg:y1="1.9cm" svg:x2="1cm" svg:y2="1.1cm">
          <text:p/>
        </draw:line>
        <draw:line draw:style-name="gr1" draw:text-style-name="P1" draw:layer="layout" svg:x1="1.4cm" svg:y1="1.9cm" svg:x2="1.4cm" svg:y2="1.1cm">
          <text:p/>
        </draw:line>
        <draw:line draw:style-name="gr1" draw:text-style-name="P1" draw:layer="layout" svg:x1="1cm" svg:y1="3.6cm" svg:x2="1cm" svg:y2="2.8cm">
          <text:p/>
        </draw:line>
        <draw:line draw:style-name="gr1" draw:text-style-name="P1" draw:layer="layout" svg:x1="1.4cm" svg:y1="3.6cm" svg:x2="1.4cm" svg:y2="2.8cm">
          <text:p/>
        </draw:line>
        <draw:path draw:style-name="gr1" draw:text-style-name="P1" draw:layer="layout" svg:width="0.738cm" svg:height="0.405cm" draw:transform="rotate (-1.17600284999378) translate (3.36588442406064cm 1.06213123855905cm)" svg:viewBox="0 0 739 406" svg:d="M0 98c208-238 762-7 738 308">
          <text:p/>
        </draw:path>
        <draw:path draw:style-name="gr1" draw:text-style-name="P1" draw:layer="layout" svg:width="0.738cm" svg:height="0.391cm" draw:transform="rotate (-1.17600284999378) translate (2.99990724607897cm 1.09977739206747cm)" svg:viewBox="0 0 739 392" svg:d="M0 0c-13 292 541 523 739 308">
          <text:p/>
        </draw:path>
        <draw:line draw:style-name="gr1" draw:text-style-name="P1" draw:layer="layout" svg:x1="1.4cm" svg:y1="1.5cm" svg:x2="2.8cm" svg:y2="1.5cm">
          <text:p/>
        </draw:line>
        <draw:frame draw:style-name="gr2" draw:text-style-name="P2" draw:layer="layout" svg:width="1.6cm" svg:height="0.717cm" svg:x="0.4cm" svg:y="0.483cm">
          <draw:text-box>
            <text:p><text:span text:style-name="T1">I 4.2</text:span></text:p>
          </draw:text-box>
        </draw:frame>
        <draw:frame draw:style-name="gr2" draw:text-style-name="P2" draw:layer="layout" svg:width="1.6cm" svg:height="0.717cm" svg:x="2.3cm" svg:y="0.483cm">
          <draw:text-box>
            <text:p><text:span text:style-name="T1">Q 4.2</text:span></text:p>
          </draw:text-box>
        </draw:frame>
        <draw:polyline draw:style-name="gr1" draw:text-style-name="P1" draw:layer="layout" svg:width="0.699cm" svg:height="1.699cm" svg:x="1.4cm" svg:y="1.5cm" svg:viewBox="0 0 700 1700" draw:points="0,1700 700,1700 700,0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pitch="variable"/>
    <style:font-face style:name="FreeSans1" svg:font-family="FreeSans" style:font-adornments="Fett" style:font-pitch="variable"/>
    <style:font-face style:name="FreeSans2" svg:font-family="FreeSans" style:font-adornments="Standard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3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.516cm" fo:page-height="4.5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9-23T18:07:00.505339235</dc:date>
    <dc:creator>Michael Büsch</dc:creator>
    <meta:editing-duration>PT24M3S</meta:editing-duration>
    <meta:editing-cycles>14</meta:editing-cycles>
    <meta:generator>LibreOffice/5.2.1.2$Linux_X86_64 LibreOffice_project/20m0$Build-2</meta:generator>
    <meta:document-statistic meta:object-count="16"/>
  </office:meta>
</office:document-meta>
</file>